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S PGothic" svg:font-family="'MS PGothic'" style:font-family-generic="system" style:font-pitch="variable"/>
    <style:font-face style:name="MS PMincho" svg:font-family="'MS PMincho'" style:font-family-generic="system" style:font-pitch="variable"/>
  </office:font-face-decls>
  <office:automatic-styles>
    <style:style style:name="P1" style:family="paragraph" style:parent-style-name="Standard">
      <style:text-properties fo:color="#000000" fo:font-size="14pt" fo:language="fr" fo:country="FR" fo:font-weight="bold" officeooo:rsid="00115735" officeooo:paragraph-rsid="00115735" fo:background-color="transparent" style:font-size-asian="14pt" style:font-weight-asian="bold" style:font-size-complex="14pt" style:font-weight-complex="bold"/>
    </style:style>
    <style:style style:name="P2" style:family="paragraph" style:parent-style-name="Standard">
      <style:text-properties fo:color="#000000" fo:language="fr" fo:country="FR" officeooo:rsid="00115735" officeooo:paragraph-rsid="00115735" fo:background-color="transparent"/>
    </style:style>
    <style:style style:name="P3" style:family="paragraph" style:parent-style-name="Standard">
      <style:text-properties fo:color="#000000" style:font-name="Liberation Serif" fo:font-size="12pt" fo:language="fr" fo:country="FR" officeooo:rsid="00115735" officeooo:paragraph-rsid="00115735" fo:background-color="transparent" style:font-size-asian="12pt" style:font-size-complex="12pt"/>
    </style:style>
    <style:style style:name="P4" style:family="paragraph" style:parent-style-name="Standard">
      <style:text-properties fo:color="#000000" style:font-name="Liberation Serif" fo:font-size="12pt" fo:language="fr" fo:country="FR" fo:font-weight="normal" officeooo:rsid="00115735" officeooo:paragraph-rsid="00115735" fo:background-color="transparent" style:font-size-asian="12pt" style:font-weight-asian="normal" style:font-size-complex="12pt" style:font-weight-complex="normal"/>
    </style:style>
    <style:style style:name="P5" style:family="paragraph" style:parent-style-name="Standard">
      <style:text-properties fo:color="#000000" style:font-name="Liberation Serif" fo:font-size="12pt" fo:language="fr" fo:country="FR" fo:font-weight="normal" officeooo:rsid="00115735" officeooo:paragraph-rsid="0012b566" fo:background-color="transparent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justify" style:justify-single-word="false"/>
      <style:text-properties fo:color="#000000" style:font-name="Liberation Serif" fo:font-size="12pt" fo:language="fr" fo:country="FR" fo:font-weight="normal" officeooo:rsid="00115735" officeooo:paragraph-rsid="0012b566" fo:background-color="transparent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justify" style:justify-single-word="false"/>
      <style:text-properties fo:color="#000000" style:font-name="Liberation Serif" fo:font-size="12pt" fo:language="fr" fo:country="FR" fo:font-weight="normal" officeooo:rsid="00115735" officeooo:paragraph-rsid="00115735" fo:background-color="transparent" style:font-size-asian="12pt" style:font-weight-asian="normal" style:font-size-complex="12pt" style:font-weight-complex="normal"/>
    </style:style>
    <style:style style:name="P8" style:family="paragraph" style:parent-style-name="Standard">
      <style:text-properties fo:color="#000000" style:font-name="Liberation Serif" fo:font-size="12pt" fo:language="fr" fo:country="FR" fo:font-weight="normal" officeooo:rsid="0012b566" officeooo:paragraph-rsid="0013c6c4" fo:background-color="transparent" style:font-size-asian="12pt" style:font-weight-asian="normal" style:font-size-complex="12pt" style:font-weight-complex="normal"/>
    </style:style>
    <style:style style:name="P9" style:family="paragraph" style:parent-style-name="Standard">
      <style:text-properties fo:color="#000000" style:font-name="Liberation Serif" fo:font-size="12pt" fo:language="fr" fo:country="FR" fo:font-weight="normal" officeooo:rsid="0012b566" officeooo:paragraph-rsid="0012b566" fo:background-color="transparent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justify" style:justify-single-word="false"/>
      <style:text-properties fo:color="#000000" style:font-name="Liberation Serif" fo:font-size="12pt" fo:language="fr" fo:country="FR" fo:font-weight="normal" officeooo:rsid="0012b566" officeooo:paragraph-rsid="0012b566" fo:background-color="transparent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justify" style:justify-single-word="false"/>
      <style:text-properties fo:color="#000000" style:font-name="Liberation Serif" fo:font-size="12pt" fo:language="fr" fo:country="FR" fo:font-weight="normal" officeooo:rsid="0013c6c4" officeooo:paragraph-rsid="0013c6c4" fo:background-color="transparent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font-name="Verdana" fo:font-size="14pt" fo:language="fr" fo:country="FR" fo:font-weight="bold" officeooo:rsid="0013c6c4" officeooo:paragraph-rsid="0013c6c4" fo:background-color="transparent" style:font-size-asian="14pt" style:font-weight-asian="bold" style:font-size-complex="14pt" style:font-weight-complex="bold"/>
    </style:style>
    <style:style style:name="P13" style:family="paragraph" style:parent-style-name="Standard">
      <style:text-properties fo:color="#000000" style:font-name="Verdana" fo:font-size="14pt" fo:language="fr" fo:country="FR" fo:font-weight="bold" officeooo:rsid="00115735" officeooo:paragraph-rsid="00115735" fo:background-color="transparent" style:font-size-asian="14pt" style:font-weight-asian="bold" style:font-size-complex="14pt" style:font-weight-complex="bold"/>
    </style:style>
    <style:style style:name="P14" style:family="paragraph" style:parent-style-name="Standard">
      <style:text-properties fo:color="#000000" style:font-name="Verdana" fo:font-size="14pt" fo:language="fr" fo:country="FR" fo:font-weight="bold" officeooo:rsid="0013c6c4" officeooo:paragraph-rsid="00115735" fo:background-color="transparent" style:font-size-asian="14pt" style:font-weight-asian="bold" style:font-size-complex="14pt" style:font-weight-complex="bold"/>
    </style:style>
    <style:style style:name="P15" style:family="paragraph" style:parent-style-name="Standard">
      <style:text-properties fo:color="#000000" style:font-name="Verdana" fo:font-size="14pt" fo:language="fr" fo:country="FR" fo:font-weight="bold" officeooo:rsid="0012b566" officeooo:paragraph-rsid="0012b566" fo:background-color="transparent" style:font-size-asian="14pt" style:font-weight-asian="bold" style:font-size-complex="14pt" style:font-weight-complex="bold"/>
    </style:style>
    <style:style style:name="P16" style:family="paragraph" style:parent-style-name="Standard">
      <style:text-properties fo:color="#000000" style:font-name="Verdana" fo:font-size="8pt" fo:language="fr" fo:country="FR" fo:font-weight="normal" officeooo:rsid="00115735" officeooo:paragraph-rsid="00115735" fo:background-color="transparent" style:font-size-asian="8pt" style:font-weight-asian="normal" style:font-weight-complex="normal"/>
    </style:style>
    <style:style style:name="P17" style:family="paragraph" style:parent-style-name="Standard">
      <style:text-properties fo:color="#000000" style:font-name="Liberation Serif" fo:font-size="12pt" fo:language="fr" fo:country="FR" fo:font-weight="bold" officeooo:rsid="00115735" officeooo:paragraph-rsid="0012b566" fo:background-color="transparent" style:font-size-asian="12pt" style:font-weight-asian="bold" style:font-size-complex="12pt" style:font-weight-complex="bold"/>
    </style:style>
    <style:style style:name="P18" style:family="paragraph" style:parent-style-name="Standard">
      <style:paragraph-properties fo:text-align="justify" style:justify-single-word="false"/>
      <style:text-properties fo:color="#000000" style:font-name="Liberation Serif" fo:font-size="12pt" fo:language="fr" fo:country="FR" officeooo:rsid="00115735" officeooo:paragraph-rsid="0012b566" fo:background-color="transparent" style:font-size-asian="12pt" style:font-size-complex="12pt"/>
    </style:style>
    <style:style style:name="P19" style:family="paragraph" style:parent-style-name="Standard">
      <style:paragraph-properties fo:text-align="justify" style:justify-single-word="false"/>
      <style:text-properties fo:color="#000000" style:font-name="Liberation Serif" fo:font-size="14pt" fo:language="fr" fo:country="FR" fo:font-weight="bold" officeooo:rsid="0014d06e" officeooo:paragraph-rsid="0014d06e" fo:background-color="transparent" style:font-size-asian="14pt" style:font-weight-asian="bold" style:font-size-complex="14pt" style:font-weight-complex="bold"/>
    </style:style>
    <style:style style:name="P20" style:family="paragraph" style:parent-style-name="Standard">
      <style:paragraph-properties fo:text-align="justify" style:justify-single-word="false"/>
      <style:text-properties fo:color="#000000" style:font-name="Liberation Serif" fo:font-size="14pt" fo:language="fr" fo:country="FR" fo:font-weight="bold" officeooo:rsid="0014d06e" officeooo:paragraph-rsid="0014d06e" fo:background-color="transparent" style:font-size-asian="14pt" style:font-weight-asian="bold" style:font-size-complex="14pt" style:font-weight-complex="bold"/>
    </style:style>
    <style:style style:name="P21" style:family="paragraph" style:parent-style-name="Standard">
      <style:paragraph-properties fo:text-align="justify" style:justify-single-word="false"/>
      <style:text-properties fo:color="#000000" style:font-name="Liberation Serif" fo:font-size="14pt" fo:language="fr" fo:country="FR" fo:font-weight="bold" officeooo:rsid="0014d06e" officeooo:paragraph-rsid="00167059" fo:background-color="transparent" style:font-size-asian="14pt" style:font-weight-asian="bold" style:font-size-complex="14pt" style:font-weight-complex="bold"/>
    </style:style>
    <style:style style:name="P22" style:family="paragraph" style:parent-style-name="Standard">
      <style:paragraph-properties fo:text-align="justify" style:justify-single-word="false"/>
      <style:text-properties fo:color="#000000" style:font-name="Liberation Serif" fo:font-size="14pt" fo:language="fr" fo:country="FR" fo:font-weight="bold" officeooo:rsid="00167059" officeooo:paragraph-rsid="00167059" fo:background-color="transparent" style:font-size-asian="14pt" style:font-weight-asian="bold" style:font-size-complex="14pt" style:font-weight-complex="bold"/>
    </style:style>
    <style:style style:name="P23" style:family="paragraph" style:parent-style-name="Standard">
      <style:paragraph-properties fo:text-align="justify" style:justify-single-word="false"/>
      <style:text-properties fo:color="#000000" style:font-name="Liberation Serif" fo:font-size="17pt" fo:language="fr" fo:country="FR" style:text-underline-style="solid" style:text-underline-width="auto" style:text-underline-color="font-color" fo:font-weight="bold" officeooo:rsid="0014d06e" officeooo:paragraph-rsid="0014d06e" fo:background-color="transparent" style:font-size-asian="17pt" style:font-weight-asian="bold" style:font-size-complex="17pt" style:font-weight-complex="bold"/>
    </style:style>
    <style:style style:name="P24" style:family="paragraph" style:parent-style-name="Standard">
      <style:paragraph-properties fo:text-align="justify" style:justify-single-word="false"/>
      <style:text-properties fo:color="#000000" style:font-name="Liberation Serif" fo:font-size="12pt" fo:language="fr" fo:country="FR" fo:font-weight="normal" officeooo:rsid="00167059" officeooo:paragraph-rsid="00167059" fo:background-color="transparent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fo:text-align="justify" style:justify-single-word="false"/>
      <style:text-properties fo:color="#000000" style:font-name="Liberation Serif" fo:font-size="12pt" fo:language="fr" fo:country="FR" fo:font-weight="bold" officeooo:rsid="0014d06e" officeooo:paragraph-rsid="00167059" fo:background-color="transparent" style:font-size-asian="12pt" style:font-weight-asian="bold" style:font-size-complex="12pt" style:font-weight-complex="bold"/>
    </style:style>
    <style:style style:name="P26" style:family="paragraph" style:parent-style-name="Standard">
      <style:text-properties fo:language="fr" fo:country="FR"/>
    </style:style>
    <style:style style:name="P27" style:family="paragraph">
      <style:text-properties fo:language="fr" fo:country="FR"/>
    </style:style>
    <style:style style:name="P28" style:family="paragraph">
      <style:text-properties fo:language="fr" fo:country="FR" officeooo:rsid="0017c70a" officeooo:paragraph-rsid="0017c70a"/>
    </style:style>
    <style:style style:name="P29" style:family="paragraph">
      <style:text-properties fo:language="fr" fo:country="FR" fo:font-style="italic" style:font-style-asian="italic" style:font-style-complex="italic"/>
    </style:style>
    <style:style style:name="T1" style:family="text">
      <style:text-properties style:font-name="Verdana"/>
    </style:style>
    <style:style style:name="T2" style:family="text">
      <style:text-properties style:font-name="Verdana" fo:font-size="8pt" style:font-size-asian="8pt" style:font-weight-complex="normal"/>
    </style:style>
    <style:style style:name="T3" style:family="text">
      <style:text-properties style:font-name="Verdana" fo:font-size="8pt" style:font-size-asian="8pt" style:font-weight-complex="normal" fo:background-color="#ffffff"/>
    </style:style>
    <style:style style:name="T4" style:family="text">
      <style:text-properties style:font-name="Verdana" fo:font-size="8pt" style:font-size-asian="8pt"/>
    </style:style>
    <style:style style:name="T5" style:family="text">
      <style:text-properties style:font-name="Verdana" fo:font-size="8pt" style:font-size-asian="8pt"/>
    </style:style>
    <style:style style:name="T6" style:family="text">
      <style:text-properties style:font-name="Verdana" fo:font-size="8pt" style:font-size-asian="8pt"/>
    </style:style>
    <style:style style:name="T7" style:family="text">
      <style:text-properties style:font-name="Verdana" fo:font-size="8pt" style:font-size-asian="8pt"/>
    </style:style>
    <style:style style:name="T8" style:family="text">
      <style:text-properties style:font-name="Verdana" fo:font-size="8pt" style:font-size-asian="8pt"/>
    </style:style>
    <style:style style:name="T9" style:family="text">
      <style:text-properties style:font-name="Verdana" fo:font-size="8pt" style:font-size-asian="8pt"/>
    </style:style>
    <style:style style:name="T10" style:family="text">
      <style:text-properties style:font-name="Verdana" fo:font-size="8pt" style:font-size-asian="8pt"/>
    </style:style>
    <style:style style:name="T11" style:family="text">
      <style:text-properties style:font-name="Verdana" fo:font-size="8pt" style:font-size-asian="8pt"/>
    </style:style>
    <style:style style:name="T12" style:family="text">
      <style:text-properties style:font-name="Verdana" fo:font-size="8pt" style:font-size-asian="8pt"/>
    </style:style>
    <style:style style:name="T13" style:family="text">
      <style:text-properties style:font-name="Verdana" fo:font-size="8pt" officeooo:rsid="00167059" style:font-size-asian="8pt"/>
    </style:style>
    <style:style style:name="T14" style:family="text">
      <style:text-properties style:font-name="Verdana" fo:font-size="8pt" style:font-size-asian="8pt" fo:background-color="#ffffff"/>
    </style:style>
    <style:style style:name="T15" style:family="text">
      <style:text-properties style:font-name="Verdana" fo:font-size="8pt" style:font-size-asian="8pt" fo:background-color="#ffffff"/>
    </style:style>
    <style:style style:name="T16" style:family="text">
      <style:text-properties style:font-name="Verdana" fo:font-size="8pt" style:font-size-asian="8pt" fo:background-color="#ffffff"/>
    </style:style>
    <style:style style:name="T17" style:family="text">
      <style:text-properties style:font-name="Verdana" fo:font-size="8pt" style:font-size-asian="8pt" fo:background-color="#ffffff"/>
    </style:style>
    <style:style style:name="T18" style:family="text">
      <style:text-properties style:font-name="Verdana" fo:font-size="8pt" style:font-size-asian="8pt" fo:background-color="#ffffff"/>
    </style:style>
    <style:style style:name="T19" style:family="text">
      <style:text-properties style:font-name="Verdana" fo:font-size="8pt" style:font-size-asian="8pt" fo:background-color="#ffffff"/>
    </style:style>
    <style:style style:name="T20" style:family="text">
      <style:text-properties style:font-name="Verdana" fo:font-size="8pt" style:font-size-asian="8pt" fo:background-color="#ffffff"/>
    </style:style>
    <style:style style:name="T21" style:family="text">
      <style:text-properties style:font-name="Verdana" fo:font-size="8pt" fo:font-style="italic" style:font-size-asian="8pt" style:font-style-asian="italic"/>
    </style:style>
    <style:style style:name="T22" style:family="text">
      <style:text-properties style:font-name="Verdana" fo:font-size="8pt" fo:font-style="italic" style:font-size-asian="8pt" style:font-style-asian="italic"/>
    </style:style>
    <style:style style:name="T23" style:family="text">
      <style:text-properties style:font-name="Verdana" fo:font-size="8pt" fo:font-style="italic" fo:font-weight="bold" style:font-size-asian="8pt" style:font-style-asian="italic" style:font-weight-asian="bold"/>
    </style:style>
    <style:style style:name="T24" style:family="text">
      <style:text-properties style:font-name="Verdana" fo:font-size="8pt" fo:font-weight="bold" style:font-size-asian="8pt" style:font-weight-asian="bold"/>
    </style:style>
    <style:style style:name="T25" style:family="text">
      <style:text-properties style:font-name="Verdana" fo:font-size="8pt" fo:font-weight="bold" style:font-size-asian="8pt" style:font-weight-asian="bold"/>
    </style:style>
    <style:style style:name="T26" style:family="text">
      <style:text-properties style:font-name="Verdana" fo:font-size="8pt" fo:font-weight="bold" style:font-size-asian="8pt" style:font-weight-asian="bold"/>
    </style:style>
    <style:style style:name="T27" style:family="text">
      <style:text-properties style:font-name="Verdana" fo:font-size="8pt" fo:font-weight="bold" style:font-size-asian="8pt" style:font-weight-asian="bold"/>
    </style:style>
    <style:style style:name="T28" style:family="text">
      <style:text-properties style:font-name="Verdana" fo:font-size="8pt" fo:language="fr" fo:country="FR" fo:font-weight="bold" officeooo:rsid="0014d06e" fo:background-color="transparent" loext:char-shading-value="0" style:font-size-asian="8pt" style:font-weight-asian="bold" style:font-size-complex="14pt" style:font-weight-complex="bold"/>
    </style:style>
    <style:style style:name="T29" style:family="text">
      <style:text-properties style:font-name="Verdana" fo:font-size="8pt" fo:language="fr" fo:country="FR" fo:font-weight="bold" officeooo:rsid="0014d06e" fo:background-color="transparent" loext:char-shading-value="0" style:font-size-asian="8pt" style:font-weight-asian="bold" style:font-size-complex="14pt" style:font-weight-complex="bold"/>
    </style:style>
    <style:style style:name="T30" style:family="text">
      <style:text-properties style:font-name="Verdana" fo:font-size="8pt" fo:language="fr" fo:country="FR" fo:font-weight="bold" officeooo:rsid="0014d06e" fo:background-color="transparent" loext:char-shading-value="0" style:font-size-asian="8pt" style:font-weight-asian="bold" style:font-size-complex="14pt" style:font-weight-complex="bold"/>
    </style:style>
    <style:style style:name="T31" style:family="text">
      <style:text-properties style:font-name="Verdana" fo:font-size="8pt" fo:language="fr" fo:country="FR" fo:font-weight="bold" officeooo:rsid="0014d06e" fo:background-color="transparent" loext:char-shading-value="0" style:font-size-asian="8pt" style:font-weight-asian="bold" style:font-size-complex="14pt" style:font-weight-complex="bold"/>
    </style:style>
    <style:style style:name="T32" style:family="text">
      <style:text-properties style:font-name="Verdana" fo:font-size="8pt" fo:language="fr" fo:country="FR" fo:font-weight="bold" officeooo:rsid="0014d06e" fo:background-color="transparent" loext:char-shading-value="0" style:font-size-asian="8pt" style:font-weight-asian="bold" style:font-size-complex="14pt" style:font-weight-complex="bold"/>
    </style:style>
    <style:style style:name="T33" style:family="text">
      <style:text-properties style:font-name="Verdana" fo:font-size="8pt" fo:language="fr" fo:country="FR" fo:font-weight="bold" officeooo:rsid="0014d06e" fo:background-color="transparent" loext:char-shading-value="0" style:font-size-asian="8pt" style:font-weight-asian="bold" style:font-size-complex="14pt" style:font-weight-complex="bold"/>
    </style:style>
    <style:style style:name="T34" style:family="text">
      <style:text-properties style:font-name="Verdana" fo:font-size="8pt" fo:language="fr" fo:country="FR" fo:font-weight="bold" officeooo:rsid="0014d06e" fo:background-color="transparent" loext:char-shading-value="0" style:font-size-asian="8pt" style:font-weight-asian="bold" style:font-size-complex="14pt" style:font-weight-complex="bold"/>
    </style:style>
    <style:style style:name="T35" style:family="text">
      <style:text-properties style:font-name="Verdana" fo:font-size="8pt" fo:language="fr" fo:country="FR" fo:font-style="italic" fo:font-weight="bold" officeooo:rsid="0014d06e" fo:background-color="transparent" loext:char-shading-value="0" style:font-size-asian="8pt" style:font-style-asian="italic" style:font-weight-asian="bold" style:font-size-complex="14pt" style:font-weight-complex="bold"/>
    </style:style>
    <style:style style:name="T36" style:family="text">
      <style:text-properties style:font-name="Verdana" fo:font-size="8pt" fo:language="fr" fo:country="FR" fo:font-style="italic" fo:font-weight="bold" officeooo:rsid="0014d06e" fo:background-color="transparent" loext:char-shading-value="0" style:font-size-asian="8pt" style:font-style-asian="italic" style:font-weight-asian="bold" style:font-size-complex="14pt" style:font-weight-complex="bold"/>
    </style:style>
    <style:style style:name="T37" style:family="text">
      <style:text-properties style:font-name="Verdana" officeooo:rsid="0012b566"/>
    </style:style>
    <style:style style:name="T38" style:family="text">
      <style:text-properties style:font-name="Verdana" fo:font-size="14pt" fo:font-weight="bold" style:font-size-asian="14pt" style:font-weight-asian="bold" style:font-size-complex="14pt" style:font-weight-complex="bold"/>
    </style:style>
    <style:style style:name="T39" style:family="text">
      <style:text-properties style:font-name="Verdana" fo:font-size="14pt" fo:font-weight="bold" officeooo:rsid="0013c6c4" style:font-size-asian="14pt" style:font-weight-asian="bold" style:font-size-complex="14pt" style:font-weight-complex="bold"/>
    </style:style>
    <style:style style:name="T40" style:family="text">
      <style:text-properties style:font-name="Verdana" fo:font-weight="normal" style:font-weight-asian="normal" style:font-weight-complex="normal"/>
    </style:style>
    <style:style style:name="T41" style:family="text">
      <style:text-properties style:font-name="Verdana" fo:font-weight="normal" officeooo:rsid="00167059" style:font-weight-asian="normal" style:font-weight-complex="normal"/>
    </style:style>
    <style:style style:name="T42" style:family="text">
      <style:text-properties style:font-name="Verdana" officeooo:rsid="00167059"/>
    </style:style>
    <style:style style:name="T43" style:family="text">
      <style:text-properties style:font-name="Verdana" officeooo:rsid="0017c70a"/>
    </style:style>
    <style:style style:name="T44" style:family="text">
      <style:text-properties style:font-name="Verdana" fo:font-style="italic" fo:font-weight="normal" style:font-style-asian="italic" style:font-weight-asian="normal" style:font-style-complex="italic" style:font-weight-complex="normal"/>
    </style:style>
    <style:style style:name="T45" style:family="text">
      <style:text-properties fo:font-weight="bold" style:font-weight-asian="bold"/>
    </style:style>
    <style:style style:name="T46" style:family="text">
      <style:text-properties fo:font-weight="bold" style:font-weight-asian="bold" style:font-weight-complex="bold"/>
    </style:style>
    <style:style style:name="T47" style:family="text">
      <style:text-properties fo:font-weight="bold" officeooo:rsid="0013c6c4" style:font-weight-asian="bold" style:font-weight-complex="bold"/>
    </style:style>
    <style:style style:name="T48" style:family="text">
      <style:text-properties officeooo:rsid="0012b566"/>
    </style:style>
    <style:style style:name="T49" style:family="text">
      <style:text-properties fo:font-weight="normal" style:font-weight-asian="normal" style:font-weight-complex="normal"/>
    </style:style>
    <style:style style:name="T50" style:family="text">
      <style:text-properties fo:font-weight="normal" officeooo:rsid="0012b566" style:font-weight-asian="normal" style:font-weight-complex="normal"/>
    </style:style>
    <style:style style:name="T51" style:family="text">
      <style:text-properties fo:font-weight="normal" officeooo:rsid="0013c6c4" style:font-weight-asian="normal" style:font-weight-complex="normal"/>
    </style:style>
    <style:style style:name="T52" style:family="text">
      <style:text-properties fo:font-weight="normal" officeooo:rsid="00167059" style:font-weight-asian="normal" style:font-weight-complex="normal"/>
    </style:style>
    <style:style style:name="T53" style:family="text">
      <style:text-properties fo:font-weight="normal" officeooo:rsid="0017c70a" style:font-weight-asian="normal" style:font-weight-complex="normal"/>
    </style:style>
    <style:style style:name="T54" style:family="text">
      <style:text-properties officeooo:rsid="0013c6c4"/>
    </style:style>
    <style:style style:name="T55" style:family="text">
      <style:text-properties fo:font-style="normal" style:text-underline-style="none" style:font-style-asian="normal" style:font-style-complex="normal"/>
    </style:style>
    <style:style style:name="T56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57" style:family="text">
      <style:text-properties fo:color="#ff3333"/>
    </style:style>
    <style:style style:name="T58" style:family="text">
      <style:text-properties fo:color="#ff3333" style:font-name="Verdana" style:text-underline-style="solid" style:text-underline-width="auto" style:text-underline-color="font-color"/>
    </style:style>
    <style:style style:name="T59" style:family="text">
      <style:text-properties fo:color="#ff3333" fo:language="fr" fo:country="FR"/>
    </style:style>
    <style:style style:name="T60" style:family="text">
      <style:text-properties fo:color="#ff3333" fo:language="fr" fo:country="FR" fo:font-weight="bold" style:font-weight-asian="bold" style:font-weight-complex="bold"/>
    </style:style>
    <style:style style:name="T61" style:family="text">
      <style:text-properties fo:language="fr" fo:country="FR"/>
    </style:style>
    <style:style style:name="T62" style:family="text">
      <style:text-properties officeooo:rsid="0017c70a"/>
    </style:style>
    <style:style style:name="T63" style:family="text">
      <style:text-properties fo:color="#ff6600" fo:language="fr" fo:country="FR"/>
    </style:style>
    <style:style style:name="T64" style:family="text">
      <style:text-properties fo:font-style="italic" style:font-style-asian="italic" style:font-style-complex="itali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Architecture et implémentations JarRetCLIENT</text:p>
      <text:p text:style-name="P13"/>
      <text:p text:style-name="P13"/>
      <text:p text:style-name="P2"><text:span text:style-name="T38">L'implémentation de la boucle principal</text:span><text:span text:style-name="T39">e</text:span></text:p>
      <text:p text:style-name="P14"/>
      <text:p text:style-name="P3">1) Formation et envo<text:span text:style-name="T54">i</text:span> de la requete GET demandant au serveur une task à accomplir</text:p>
      <text:p text:style-name="P3">2) R<text:span text:style-name="T54">é</text:span>ception de la réponse du serveur. Création d'un objet HttpHeader, <text:span text:style-name="T54">l</text:span>ecture de contenu JSON</text:p>
      <text:p text:style-name="P3">3) Création d'une map dans ServerAnswer en parsant le JSON renvoyé par le <text:span text:style-name="T54">S</text:span>erve<text:span text:style-name="T54">u</text:span>r. Toutes les informations envoyé<text:span text:style-name="T54">es</text:span> par le <text:span text:style-name="T54">S</text:span>erveur sont stocké<text:span text:style-name="T54">es</text:span> dans une instance de <text:span text:style-name="T46">ServerAnswer.</text:span></text:p>
      <text:p text:style-name="P3">4) Le Client vérifie si le serveur lui <text:span text:style-name="T54">a</text:span> envoyé un <text:span text:style-name="T46">Come Back In Seconds. </text:span></text:p>
      <text:p text:style-name="P4">5) Le Client crée l'instance demandée par le Serve<text:span text:style-name="T54">u</text:span>r avec la m<text:span text:style-name="T54">é</text:span>thode <text:span text:style-name="T47">JarRetClient::r</text:span><text:span text:style-name="T46">eturnAWorker</text:span> (voir plus bas)</text:p>
      <text:p text:style-name="P4">6) Génération du CONTENU de la requ<text:span text:style-name="T54">ê</text:span>te POST (voir plus bas)</text:p>
      <text:p text:style-name="P4">7) Envoie de la requête POST au serv<text:span text:style-name="T54">eu</text:span>r</text:p>
      <text:p text:style-name="P4">8) <text:span text:style-name="T54">Écoute</text:span> de la réponse du serveur</text:p>
      <text:p text:style-name="P4">9) Retour à l'étape 1.</text:p>
      <text:p text:style-name="P4"/>
      <text:p text:style-name="P16"/>
      <text:p text:style-name="P15">Instanciation d'un Worker</text:p>
      <text:p text:style-name="P15"/>
      <text:p text:style-name="P8">HashMap&lt;Long, HashMap&lt;String, Worker&gt;&gt; <text:span text:style-name="T46">workers</text:span> = new HashMap&lt;&gt;();</text:p>
      <text:p text:style-name="P9"><text:span text:style-name="T46">private Worker returnAWorker</text:span>(Long jobId, String workerVersion, ServerAnswer serverAnswer) ;</text:p>
      <text:p text:style-name="P9"/>
      <text:p text:style-name="P10"><text:tab/>Cette m<text:span text:style-name="T54">é</text:span>thode va chercher dans la <text:span text:style-name="T54">H</text:span>ash<text:span text:style-name="T54">M</text:span>ap <text:span text:style-name="T56">workers</text:span><text:span text:style-name="T55">, une </text:span>instance du Worker correspondant <text:span text:style-name="T54">au </text:span><text:span text:style-name="T47">jobId</text:span><text:span text:style-name="T54"> et à la version du Worker demandé : </text:span><text:span text:style-name="T47">workerVersion</text:span><text:span text:style-name="T54">.</text:span></text:p>
      <text:p text:style-name="P11">Si on trouve la bonne instance, c'est cette instance qui sera utilisée pour effectuer le calcul avec <text:span text:style-name="T46">Worker::compute</text:span>. Sinon on instancie un nouveau Worker à l'aide de la méthode <text:span text:style-name="T46">WorkerFactory::getWorker.</text:span></text:p>
      <text:p text:style-name="P15"/>
      <text:p text:style-name="P16"/>
      <text:p text:style-name="P1"><text:span text:style-name="T1">Génération du CONTENU </text:span><text:span text:style-name="T37">JSON </text:span><text:span text:style-name="T1">de la requete POST</text:span></text:p>
      <text:p text:style-name="P13"/>
      <text:p text:style-name="P5"><text:tab/>On peut diviser le CONTENU JSON en deux parties:</text:p>
      <text:p text:style-name="P6"><text:tab/>- La première partie qui contient les informations envoyé<text:span text:style-name="T54">es</text:span> par le serveur et stocké<text:span text:style-name="T54">e</text:span>s dans la classe <text:span text:style-name="T46">ServerAnswer. </text:span>La m<text:span text:style-name="T54">é</text:span>thode<text:span text:style-name="T46"> </text:span><text:span text:style-name="T47">JarRetClient::c</text:span><text:span text:style-name="T46">reateContentWithoutLastLine </text:span>génère cette partie en utilisant les getter de<text:span text:style-name="T46"> ServerAnswer</text:span>.</text:p>
      <text:p text:style-name="P17"/>
      <text:p text:style-name="P7"><text:tab/>- La deuxième partie qui correspond à la dernière ligne du CONTENU JSON qui peut indiquer le résultat du calcul « Answer: … » ou alors un message d'erreur destiné au serveur « <text:span text:style-name="T48">Error: … »</text:span>.</text:p>
      <text:p text:style-name="P18"><text:span text:style-name="T51"><text:tab/></text:span><text:span text:style-name="T49">C'est la m</text:span><text:span text:style-name="T51">é</text:span><text:span text:style-name="T49">thode </text:span><text:span text:style-name="T45">private</text:span> <text:span text:style-name="T45">static</text:span> <text:span text:style-name="T45">String</text:span> <text:span text:style-name="T45">computeLastLine</text:span>(Worker worker, <text:span text:style-name="T45">int</text:span> taskNumber) <text:span text:style-name="T49">qui gère </text:span><text:span text:style-name="T50">le calcul de cette dernière ligne</text:span><text:span text:style-name="T49">. Elle tente d'effectuer le c</text:span><text:span text:style-name="T50">alcul demandé avec Worker::compute. La m</text:span><text:span text:style-name="T51">é</text:span><text:span text:style-name="T50">thode analyse la réponse de compute, si une erreur est dét</text:span><text:span text:style-name="T51">e</text:span><text:span text:style-name="T50">cté</text:span><text:span text:style-name="T51">e</text:span><text:span text:style-name="T50"> (Json invalide, Json imbriqué ou Json trop long) la </text:span><text:span text:style-name="T51">dernière</text:span><text:span text:style-name="T50"> li</text:span><text:span text:style-name="T51">g</text:span><text:span text:style-name="T50">ne sera « Error : … » , </text:span><text:span text:style-name="T51">sinon elle </text:span><text:span text:style-name="T50">sera « Answer : {… réponse de compute… } » <text:s/></text:span></text:p>
      <text:p text:style-name="P18"><text:span text:style-name="T50"/></text:p>
      <text:p text:style-name="P18"><text:span text:style-name="T50"/></text:p>
      <text:p text:style-name="P18"><text:span text:style-name="T50"/></text:p>
      <text:p text:style-name="P18"><text:span text:style-name="T50"/></text:p>
      <text:p text:style-name="P23"><text:soft-page-break/><text:span text:style-name="T1">Amélioration du client par rapport à la version béta :</text:span></text:p>
      <text:p text:style-name="P23"><text:span text:style-name="T1"/></text:p>
      <text:p text:style-name="P19"><text:span text:style-name="T1">1) Le client est invincible </text:span><text:span text:style-name="T42">aux déconnexion de la part du serveur</text:span><text:span text:style-name="T1"> :</text:span></text:p>
      <text:p text:style-name="P24">Dans la version béta, si le serveur fermais la connexion, le client mourrais. <text:line-break/>Désormais, si la connexion avec le serveur est rompu, le client se met en attente pendant 4 secondes et tente de se reconnecter au serveur.</text:p>
      <text:p text:style-name="P20"><text:span text:style-name="T4"/></text:p>
      <text:p text:style-name="P20"><text:span text:style-name="T1">2) Correction de Content-Lenght </text:span><text:span text:style-name="T43">dans le header</text:span><text:span text:style-name="T1"> :</text:span></text:p>
      <text:p text:style-name="P25"><text:span text:style-name="T49">Le content lenght </text:span><text:span text:style-name="T53">renseigné dans le</text:span><text:span text:style-name="T49"> header est desormais bien la taille du contenu encodé </text:span><text:span text:style-name="T52">dans le buffer</text:span><text:span text:style-name="T49">! Et pas seulement le nombre de caractère de la string comme dans la version béta.</text:span></text:p>
      <text:p text:style-name="P21"><text:span text:style-name="T40"/></text:p>
      <text:p text:style-name="P22"><text:span text:style-name="T40">Béta :</text:span></text:p>
      <text:p text:style-name="P26"><text:s/></text:p>
      <text:p>contentToSend est ici un String.</text:p>
      <text:p text:style-name="P26">String headerPostString = createHeaderToPost(host, Long.BYTES + Integer.BYTES + <text:span text:style-name="T57">contentToSend.length()</text:span>); </text:p>
      <text:p text:style-name="P26"/>
      <text:p/>
      <text:p text:style-name="P19"><text:span text:style-name="T40"/></text:p>
      <text:p text:style-name="P19"><text:span text:style-name="T40">V</text:span><text:span text:style-name="T41">ersion finale :</text:span></text:p>
      <text:p text:style-name="P19"><text:span text:style-name="T41"/></text:p>
      <text:p text:style-name="P26">ByteBuffer encodedContent = UTF8.encode(contentToSend);</text:p>
      <text:p text:style-name="Standard">ByteBuffer encodedHeader = ASCII<text:span text:style-name="T61">.encode(createHeaderToPost(host, Long.BYTES + Integer.BYTES + </text:span><text:span text:style-name="T60">encodedContent.remaining()</text:span><text:span text:style-name="T61">));</text:span></text:p>
      <text:p text:style-name="P19"><text:span text:style-name="T40"/></text:p>
      <text:p text:style-name="P19"><text:span text:style-name="T40"/></text:p>
      <text:p text:style-name="P19"><text:span text:style-name="T1">3) Meilleurs gestion de la vérification de la taille du packet :</text:span></text:p>
      <text:p text:style-name="P26">Dans la version bêta, la taille excessive du contenu de la réponse était repérée à l'aide d'une BufferOverflowException. </text:p>
      <text:p text:style-name="P26">Désormais le test sur la taille <text:span text:style-name="T62">et la modification du contenu à envoyé</text:span> est fait en amont :<text:line-break/></text:p>
      <text:p text:style-name="P26">if (encodedContent.remaining() + encodedHeader.remaining() &gt; 4096) {</text:p>
      <text:p text:style-name="Standard"><text:tab/>contentToSend = contentWithoutLastLine + " \"Error\" : \"Too Long\"}";</text:p>
      <text:p text:style-name="Standard"><text:tab/>encodedContent = UTF8.encode(contentToSend);</text:p>
      <text:p text:style-name="Standard"><text:tab/>encodedHeader = ASCII.encode(createHeaderToPost(host, Long.BYTES + Integer.BYTES + encodedContent.remaining()));</text:p>
      <text:p text:style-name="P26">}</text:p>
      <text:p text:style-name="P2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S PGothic" svg:font-family="'MS PGothic'" style:font-family-generic="system" style:font-pitch="variable"/>
    <style:font-face style:name="MS PMincho" svg:font-family="'MS PMincho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MS PMincho" style:font-size-asian="10.5pt" style:language-asian="ja" style:country-asian="JP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fr" fo:country="FR" style:letter-kerning="true" style:font-name-asian="MS PMincho" style:font-size-asian="10.5pt" style:language-asian="ja" style:country-asian="JP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S PGothic" style:font-family-asian="'MS PGothic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8T15:10:15.912000000</meta:creation-date>
    <dc:date>2017-05-08T17:41:29.995000000</dc:date>
    <meta:editing-duration>PT19M59S</meta:editing-duration>
    <meta:editing-cycles>3</meta:editing-cycles>
    <meta:generator>LibreOffice/5.0.5.2$Windows_x86 LibreOffice_project/55b006a02d247b5f7215fc6ea0fde844b30035b3</meta:generator>
    <meta:document-statistic meta:table-count="0" meta:image-count="0" meta:object-count="0" meta:page-count="2" meta:paragraph-count="41" meta:word-count="563" meta:character-count="3713" meta:non-whitespace-character-count="3174"/>
  </office:meta>
</office:document-meta>
</file>